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2"/>
          <table:table-cell table:style-name="Default" office:value-type="string">
            <text:p>Thread Zahl =4</text:p>
          </table:table-cell>
          <table:table-cell table:style-name="Default" office:value-type="string">
            <text:p>Thread Zahl = 8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string">
            <text:p>70,5</text:p>
          </table:table-cell>
          <table:table-cell office:value-type="string">
            <text:p>47,9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9">
            <text:p>19</text:p>
          </table:table-cell>
          <table:table-cell office:value-type="string">
            <text:p>9,5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10,6</text:p>
          </table:table-cell>
          <table:table-cell office:value-type="string">
            <text:p>5,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32,1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16,3</text:p>
          </table:table-cell>
          <table:table-cell office:value-type="string">
            <text:p>8,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13,4</text:p>
          </table:table-cell>
          <table:table-cell office:value-type="string">
            <text:p>6,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9,4</text:p>
          </table:table-cell>
          <table:table-cell office:value-type="string">
            <text:p>4,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3">
            <text:p>13</text:p>
          </table:table-cell>
          <table:table-cell office:value-type="string">
            <text:p>6,7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2">
            <text:p>12</text:p>
          </table:table-cell>
          <table:table-cell office:value-type="string">
            <text:p>6,4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116">
            <text:p>11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94">
            <text:p>94</text:p>
          </table:table-cell>
          <table:table-cell office:value-type="float" office:value="157">
            <text:p>15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3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2S</meta:editing-duration>
    <meta:editing-cycles>8</meta:editing-cycles>
    <meta:generator>OpenOffice/4.1.1$Win32 OpenOffice.org_project/411m6$Build-9775</meta:generator>
    <dc:date>2016-02-01T13:29:10.86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